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1T00:00:00" table:style-name="ce5">
            <text:p>01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5" table:formula="of:=[.A10]*([.D10]+50*[.C10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10" table:formula="of:=[.A11]*([.D11]+50*[.C11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5" table:formula="of:=[.A12]*([.D12]+25*[.C12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3" table:style-name="ce9">
            <text:p>13</text:p>
          </table:table-cell>
          <table:table-cell office:value-type="currency" office:value="260" table:formula="of:=[.A14]*[.D14]" table:style-name="ce10">
            <text:p>CHF 2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450" table:formula="of:=[.A15]*[.D15]" table:style-name="ce10">
            <text:p>CHF 4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0" table:formula="of:=[.A16]*[.D16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231" table:formula="of:=SUM([.E6:.E18])" table:number-columns-spanned="2" table:number-rows-spanned="1" table:style-name="ce12">
            <text:p>CHF 1 231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4T15:20:03Z</dc:date>
    <meta:editing-cycles>18</meta:editing-cycles>
    <meta:editing-duration>PT18987S</meta:editing-duration>
  </office:meta>
</office:document-meta>
</file>